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T1" style:family="text">
      <style:text-properties style:font-name="sans-serif" fo:font-size="19.5pt"/>
    </style:style>
    <style:style style:name="T2" style:family="text">
      <style:text-properties style:font-name="sans-serif" fo:font-weight="normal" officeooo:rsid="000a26a8" style:font-size-asian="10.5pt" style:font-weight-asian="normal" style:font-size-complex="12pt" style:font-weight-complex="normal"/>
    </style:style>
    <style:style style:name="T3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4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3"/>
      <text:p text:style-name="P3">Presentació assignatura</text:p>
      <text:p text:style-name="P4">Comentem web assignatura</text:p>
      <text:p text:style-name="P5">Activem el Classroom d'electricitat</text:p>
      <text:p text:style-name="P4"/>
      <text:p text:style-name="P4">Comencem amb apunts Unitat 1.1 – Introducció</text:p>
      <text:p text:style-name="P4">Comentem fins a 1.6 Mesurament de voltatge i corrent</text:p>
      <text:p text:style-name="P4"/>
      <text:p text:style-name="P4">Baixem al taller a desmuntar calaixos de les taules</text:p>
      <text:p text:style-name="P4"/>
      <text:p text:style-name="P2"/>
      <text:p text:style-name="P2">Dimecres<text:tab/>27/09/23</text:p>
      <text:p text:style-name="P6">Unitat 1.1</text:p>
      <text:p text:style-name="P6">Comentem 1.7 Direcció convencional del corrent.</text:p>
      <text:p text:style-name="P6"/>
      <text:p text:style-name="P6">Unitat 1.2</text:p>
      <text:p text:style-name="P6">Comentem</text:p>
      <text:p text:style-name="P7"><text:span text:style-name="T3">1.1 </text:span><text:span text:style-name="T4">Relación entre tensión, corriente y resistencia</text:span></text:p>
      <text:p text:style-name="P6">1.2 Exercicis 1.2-1 i 2</text:p>
      <text:p text:style-name="P6">1.3 Potència elèctrica</text:p>
      <text:p text:style-name="P6">1.5 Resistencias</text:p>
      <text:p text:style-name="P6"/>
      <text:p text:style-name="P6"/>
      <text:p text:style-name="P2">Dijous<text:tab/><text:tab/>28/09/23</text:p>
      <text:p text:style-name="P2"/>
      <text:p text:style-name="P2"/>
      <text:p text:style-name="P2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7T15:43:53.021201629</dc:date>
    <meta:editing-duration>P0D</meta:editing-duration>
    <meta:editing-cycles>4</meta:editing-cycles>
    <meta:document-statistic meta:table-count="0" meta:image-count="0" meta:object-count="0" meta:page-count="1" meta:paragraph-count="19" meta:word-count="72" meta:character-count="505" meta:non-whitespace-character-count="449"/>
  </office:meta>
</office:document-meta>
</file>